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0df2" officeooo:paragraph-rsid="00040df2"/>
    </style:style>
    <style:style style:name="P2" style:family="paragraph" style:parent-style-name="Standard">
      <style:text-properties officeooo:rsid="00040df2" officeooo:paragraph-rsid="0006015c"/>
    </style:style>
    <style:style style:name="P3" style:family="paragraph" style:parent-style-name="Standard">
      <style:text-properties officeooo:rsid="0007af74" officeooo:paragraph-rsid="0007af74"/>
    </style:style>
    <style:style style:name="P4" style:family="paragraph" style:parent-style-name="Standard">
      <style:text-properties officeooo:rsid="0007af74" officeooo:paragraph-rsid="000836b6"/>
    </style:style>
    <style:style style:name="P5" style:family="paragraph" style:parent-style-name="Standard">
      <style:text-properties officeooo:rsid="000836b6" officeooo:paragraph-rsid="000836b6"/>
    </style:style>
    <style:style style:name="P6" style:family="paragraph" style:parent-style-name="Standard">
      <style:text-properties officeooo:rsid="000836b6" officeooo:paragraph-rsid="00090586"/>
    </style:style>
    <style:style style:name="P7" style:family="paragraph" style:parent-style-name="Standard">
      <style:text-properties officeooo:rsid="00090586" officeooo:paragraph-rsid="00090586"/>
    </style:style>
    <style:style style:name="P8" style:family="paragraph" style:parent-style-name="Standard">
      <style:paragraph-properties fo:text-align="center" style:justify-single-word="false"/>
      <style:text-properties officeooo:rsid="000b03f6" officeooo:paragraph-rsid="000b03f6"/>
    </style:style>
    <style:style style:name="P9" style:family="paragraph" style:parent-style-name="Standard">
      <style:text-properties officeooo:rsid="000bc429" officeooo:paragraph-rsid="000f7073"/>
    </style:style>
    <style:style style:name="P10" style:family="paragraph" style:parent-style-name="Standard">
      <style:text-properties officeooo:rsid="0015c5a1" officeooo:paragraph-rsid="0015c5a1"/>
    </style:style>
    <style:style style:name="P11" style:family="paragraph" style:parent-style-name="Standard">
      <style:text-properties officeooo:rsid="00175bd6" officeooo:paragraph-rsid="00175bd6"/>
    </style:style>
    <style:style style:name="P12" style:family="paragraph" style:parent-style-name="Standard">
      <style:text-properties fo:font-style="italic" officeooo:rsid="0015c5a1" officeooo:paragraph-rsid="0015c5a1" style:font-style-asian="italic" style:font-style-complex="italic"/>
    </style:style>
    <style:style style:name="P13" style:family="paragraph" style:parent-style-name="Standard">
      <style:text-properties officeooo:rsid="00177320" officeooo:paragraph-rsid="00177320"/>
    </style:style>
    <style:style style:name="P14" style:family="paragraph" style:parent-style-name="Title">
      <style:text-properties officeooo:rsid="00144ed7" officeooo:paragraph-rsid="00144ed7"/>
    </style:style>
    <style:style style:name="T1" style:family="text">
      <style:text-properties officeooo:rsid="00040df2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40df2"/>
    </style:style>
    <style:style style:name="T4" style:family="text">
      <style:text-properties style:text-position="sub 58%" officeooo:rsid="000836b6"/>
    </style:style>
    <style:style style:name="T5" style:family="text">
      <style:text-properties style:text-position="sub 58%" officeooo:rsid="00090586"/>
    </style:style>
    <style:style style:name="T6" style:family="text">
      <style:text-properties officeooo:rsid="0007af74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07af74"/>
    </style:style>
    <style:style style:name="T9" style:family="text">
      <style:text-properties style:text-position="0% 100%" officeooo:rsid="000836b6"/>
    </style:style>
    <style:style style:name="T10" style:family="text">
      <style:text-properties style:text-position="0% 100%" officeooo:rsid="00090586"/>
    </style:style>
    <style:style style:name="T11" style:family="text">
      <style:text-properties style:text-position="0% 100%" officeooo:rsid="00040df2"/>
    </style:style>
    <style:style style:name="T12" style:family="text">
      <style:text-properties style:text-position="0% 100%" officeooo:rsid="00177320"/>
    </style:style>
    <style:style style:name="T13" style:family="text">
      <style:text-properties officeooo:rsid="000836b6"/>
    </style:style>
    <style:style style:name="T14" style:family="text">
      <style:text-properties officeooo:rsid="00090586"/>
    </style:style>
    <style:style style:name="T15" style:family="text">
      <style:text-properties officeooo:rsid="0015c5a1"/>
    </style:style>
    <style:style style:name="T16" style:family="text">
      <style:text-properties officeooo:rsid="00175bd6"/>
    </style:style>
    <style:style style:name="T17" style:family="text">
      <style:text-properties officeooo:rsid="00177320"/>
    </style:style>
    <style:style style:name="T18" style:family="text">
      <style:text-properties officeooo:rsid="001970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ath Types in Tree Proofs</text:p>
      <text:p text:style-name="P8">by Sven Nilsen, 2018</text:p>
      <text:p text:style-name="P2"/>
      <text:p text:style-name="P12">In this paper I argue that path types should <text:span text:style-name="T17">share sub-nodes with other nodes in tree proofs.</text:span></text:p>
      <text:p text:style-name="P2"/>
      <text:p text:style-name="P13">A tree proof is a normalized type structure <text:span text:style-name="T18">(no variables)</text:span> where every term has a parent:</text:p>
      <text:p text:style-name="P2"/>
      <text:p text:style-name="P1"><text:span text:style-name="T6"><text:tab/>t</text:span>ype<text:tab/><text:tab/><text:tab/><text:tab/>: <text:span text:style-name="T6">U<text:tab/><text:tab/><text:tab/><text:tab/><text:tab/>`U` is the universe of types</text:span></text:p>
      <text:p text:style-name="P1"><text:tab/>bool<text:tab/><text:tab/><text:tab/><text:tab/>: <text:span text:style-name="T6">type<text:tab/><text:tab/><text:tab/><text:tab/><text:tab/>Declaration of boolean</text:span></text:p>
      <text:p text:style-name="P1"><text:tab/>false<text:tab/><text:tab/><text:tab/><text:tab/>: <text:span text:style-name="T6">bool<text:tab/><text:tab/><text:tab/><text:tab/><text:tab/>..</text:span></text:p>
      <text:p text:style-name="P1"><text:tab/>true<text:tab/><text:tab/><text:tab/><text:tab/>: <text:span text:style-name="T6">bool<text:tab/><text:tab/><text:tab/><text:tab/><text:tab/>..</text:span></text:p>
      <text:p text:style-name="P1"><text:tab/>type → type<text:tab/><text:tab/><text:tab/>: <text:span text:style-name="T6">type</text:span></text:p>
      <text:p text:style-name="P1"><text:tab/>bool → bool<text:tab/><text:tab/><text:tab/>: <text:span text:style-name="T6">type → type</text:span></text:p>
      <text:p text:style-name="P3"><text:tab/>false → false<text:tab/><text:tab/><text:tab/>: bool → bool (ff)<text:tab/><text:tab/><text:tab/><text:span text:style-name="T17">Atomic functions</text:span></text:p>
      <text:p text:style-name="P3"><text:tab/>false → true<text:tab/><text:tab/><text:tab/>: bool → bool (ft)<text:tab/><text:tab/><text:tab/>..</text:p>
      <text:p text:style-name="P3"><text:tab/>true → false<text:tab/><text:tab/><text:tab/>: bool → bool (tf)<text:tab/><text:tab/><text:tab/>..</text:p>
      <text:p text:style-name="P3"><text:tab/>true → true<text:tab/><text:tab/><text:tab/>: bool → bool (tt)<text:tab/><text:tab/><text:tab/>..</text:p>
      <text:p text:style-name="P3"><text:span text:style-name="T14"><text:tab/>[</text:span>bool → bool<text:span text:style-name="T14">]<text:tab/></text:span><text:tab/><text:tab/>: [type → type]</text:p>
      <text:p text:style-name="P4"><text:tab/>[ff, tf]<text:tab/><text:tab/><text:tab/><text:tab/>: [bool → bool] (<text:span text:style-name="T1">false</text:span><text:span text:style-name="T3">1</text:span>)<text:tab/><text:tab/><text:span text:style-name="T15">Function bodies</text:span></text:p>
      <text:p text:style-name="P4"><text:tab/>[ft, tf]<text:tab/><text:tab/><text:tab/><text:tab/>: [bool → bool] (<text:span text:style-name="T7">n</text:span><text:span text:style-name="T9">ot</text:span>)<text:tab/><text:tab/><text:tab/>..</text:p>
      <text:p text:style-name="P4"><text:tab/>[ff, tt]<text:tab/><text:tab/><text:tab/><text:tab/>: [bool → bool] (<text:span text:style-name="T9">id</text:span>)<text:tab/><text:tab/><text:tab/>..</text:p>
      <text:p text:style-name="P4"><text:tab/>[ft, tt]<text:tab/><text:tab/><text:tab/><text:tab/>: [bool → bool] (<text:span text:style-name="T9">true</text:span><text:span text:style-name="T4">1</text:span><text:span text:style-name="T13">)<text:tab/><text:tab/>..</text:span></text:p>
      <text:p text:style-name="P1"><text:tab/>false<text:span text:style-name="T2">1</text:span><text:span text:style-name="T7"><text:tab/><text:tab/><text:tab/><text:tab/>: </text:span><text:span text:style-name="T8">bool → bool<text:tab/><text:tab/><text:tab/><text:tab/></text:span><text:span text:style-name="T12">Named functions</text:span></text:p>
      <text:p text:style-name="P5"><text:span text:style-name="T8"><text:tab/>n</text:span><text:span text:style-name="T7">ot<text:tab/><text:tab/><text:tab/><text:tab/>: bool → bool<text:tab/><text:tab/><text:tab/><text:tab/>..</text:span></text:p>
      <text:p text:style-name="P5"><text:span text:style-name="T7"><text:tab/>id<text:tab/><text:tab/><text:tab/><text:tab/>: bool → bool<text:tab/><text:tab/><text:tab/><text:tab/>..</text:span></text:p>
      <text:p text:style-name="P5"><text:span text:style-name="T7"><text:tab/>true</text:span><text:span text:style-name="T2">1</text:span><text:span text:style-name="T7"><text:tab/><text:tab/><text:tab/><text:tab/>: bool → bool<text:tab/><text:tab/><text:tab/><text:tab/>..</text:span></text:p>
      <text:p text:style-name="P7"><text:span text:style-name="T7"><text:tab/>bool → bool → bool<text:tab/><text:tab/>: type → type → type</text:span></text:p>
      <text:p text:style-name="P6"><text:span text:style-name="T10"><text:tab/>false → false</text:span><text:span text:style-name="T3">1</text:span><text:span text:style-name="T11"><text:tab/><text:tab/><text:tab/>: </text:span><text:span text:style-name="T10">bool → bool → bool<text:tab/><text:tab/></text:span><text:span text:style-name="T12">Atomic functions</text:span></text:p>
      <text:p text:style-name="P7"><text:span text:style-name="T10"><text:tab/>f</text:span><text:span text:style-name="T7">alse → id<text:tab/><text:tab/><text:tab/>: bool → bool → bool<text:tab/><text:tab/>..</text:span></text:p>
      <text:p text:style-name="P7"><text:span text:style-name="T7"><text:tab/>true → id<text:tab/><text:tab/><text:tab/>: bool → bool → bool<text:tab/><text:tab/>..</text:span></text:p>
      <text:p text:style-name="P5"><text:span text:style-name="T7"><text:tab/>[bool → bool → bool] <text:tab/>: type → type → type</text:span></text:p>
      <text:p text:style-name="P6"><text:tab/>[<text:span text:style-name="T10">false → false</text:span><text:span text:style-name="T3">1</text:span>, <text:span text:style-name="T10">true → id</text:span>]<text:tab/>: [bool → bool → bool] (and)<text:tab/><text:span text:style-name="T15">Function bodies</text:span></text:p>
      <text:p text:style-name="P6"><text:tab/>[<text:span text:style-name="T10">false → id, true → true</text:span><text:span text:style-name="T5">1</text:span><text:span text:style-name="T10">]<text:tab/>: [bool → bool → bool] (or)<text:tab/><text:tab/>..</text:span></text:p>
      <text:p text:style-name="P5"><text:tab/>and<text:tab/><text:tab/><text:tab/><text:tab/>: bool → bool → bool<text:tab/><text:tab/><text:span text:style-name="T17">Named functions</text:span></text:p>
      <text:p text:style-name="P7"><text:tab/>or<text:tab/><text:tab/><text:tab/><text:tab/>: bool → bool → bool<text:tab/><text:tab/>..</text:p>
      <text:p text:style-name="P9"/>
      <text:p text:style-name="P11">Now, consider `not(false)`, which returns a boolean:</text:p>
      <text:p text:style-name="P9"/>
      <text:p text:style-name="P10"><text:tab/>not(false)<text:tab/><text:tab/><text:tab/>: bool</text:p>
      <text:p text:style-name="P9"/>
      <text:p text:style-name="P10">However, <text:span text:style-name="T16">since it evaluates to `true`, it</text:span> also belongs under the node `[id] true`:</text:p>
      <text:p text:style-name="P9"/>
      <text:p text:style-name="P10"><text:tab/>[type → type] type<text:tab/><text:tab/>: type</text:p>
      <text:p text:style-name="P10"><text:tab/>[bool → bool] bool<text:tab/><text:tab/>: [type → type] type</text:p>
      <text:p text:style-name="P10"><text:tab/>[id] true<text:tab/><text:tab/><text:tab/>: [bool → bool] bool</text:p>
      <text:p text:style-name="P10"><text:tab/>not(false)<text:tab/><text:tab/><text:tab/>: [id] tr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7:15:21.581334000</meta:creation-date>
    <dc:date>2018-10-23T00:47:33.990901000</dc:date>
    <meta:editing-duration>PT1M24S</meta:editing-duration>
    <meta:editing-cycles>1</meta:editing-cycles>
    <meta:document-statistic meta:table-count="0" meta:image-count="0" meta:object-count="0" meta:page-count="1" meta:paragraph-count="39" meta:word-count="328" meta:character-count="1609" meta:non-whitespace-character-count="1167"/>
    <meta:generator>LibreOffice/5.1.2.2$MacOSX_X86_64 LibreOffice_project/d3bf12ecb743fc0d20e0be0c58ca359301eb705f</meta:generator>
  </office:meta>
</office:document-meta>
</file>